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e5c0" officeooo:paragraph-rsid="001ae5c0"/>
    </style:style>
    <style:style style:name="P2" style:family="paragraph" style:parent-style-name="Standard">
      <style:text-properties officeooo:rsid="001ae5c0" officeooo:paragraph-rsid="001d4cee"/>
    </style:style>
    <style:style style:name="P3" style:family="paragraph" style:parent-style-name="Standard">
      <style:text-properties officeooo:rsid="001e854b" officeooo:paragraph-rsid="001e854b"/>
    </style:style>
    <style:style style:name="P4" style:family="paragraph" style:parent-style-name="Standard">
      <style:text-properties officeooo:rsid="0024aeae" officeooo:paragraph-rsid="0024aeae"/>
    </style:style>
    <style:style style:name="T1" style:family="text">
      <style:text-properties officeooo:rsid="001b6b5d"/>
    </style:style>
    <style:style style:name="T2" style:family="text">
      <style:text-properties officeooo:rsid="001d4cee"/>
    </style:style>
    <style:style style:name="T3" style:family="text">
      <style:text-properties officeooo:rsid="002125c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nal paper – due 6/13 at the beginning of the examined</text:p>
      <text:p text:style-name="P1">1000-1500 words</text:p>
      <text:p text:style-name="P1"/>
      <text:p text:style-name="P1">In this class, we’ve mostly focused on the music of Western Europe, and its cultural descendants in North America. You’ve gotten to know something about the music itself, and something about the culture that produced it. This culture is one that has idiosyncratic beliefs about things like “musical works” and rarefied devotional rites that mark spaces for the public performance of these “works.”</text:p>
      <text:p text:style-name="P1"/>
      <text:p text:style-name="P2"><text:span text:style-name="T1">In this paper, you try to answer a simple question: is this music culture relevant today?</text:span></text:p>
      <text:p text:style-name="P2"/>
      <text:p text:style-name="P3">You can take this in more than one direction, extending it, for example, to questions like “should we be studying this?” or “is this music likely to survive at all?” <text:span text:style-name="T3">or “what will Spotify do to this culture?”</text:span></text:p>
      <text:p text:style-name="P2"/>
      <text:p text:style-name="P2"><text:span text:style-name="T2">This is an open ended question but I require two things:</text:span></text:p>
      <text:p text:style-name="P2"/>
      <text:p text:style-name="P2"><text:span text:style-name="T2">1) refer to some music that you love.</text:span></text:p>
      <text:p text:style-name="P2"><text:span text:style-name="T2">2) refer to some music that we’ve covered in class.</text:span></text:p>
      <text:p text:style-name="P2"/>
      <text:p text:style-name="P2"/>
      <text:p text:style-name="P4">A 100 word topic proposal, outlining the direction you plan to take and the works you plan to discuss, is due in class on 5/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6T10:16:39.440973162</meta:creation-date>
    <dc:date>2020-04-26T10:28:49.128476793</dc:date>
    <meta:editing-duration>PT12M5S</meta:editing-duration>
    <meta:editing-cycles>10</meta:editing-cycles>
    <meta:generator>LibreOffice/5.1.6.2$Linux_X86_64 LibreOffice_project/10m0$Build-2</meta:generator>
    <meta:document-statistic meta:table-count="0" meta:image-count="0" meta:object-count="0" meta:page-count="1" meta:paragraph-count="9" meta:word-count="183" meta:character-count="1035" meta:non-whitespace-character-count="860"/>
  </office:meta>
</office:document-meta>
</file>